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79cm" svg:stroke-color="#ff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14cm" svg:stroke-color="#ff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9cm" svg:stroke-color="#00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1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14cm" svg:stroke-color="#00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4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1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79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4" style:family="graphic" style:parent-style-name="standard" style:list-style-name="L5">
      <style:graphic-properties draw:stroke="solid" svg:stroke-width="0.026cm" svg:stroke-color="#000000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5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5">
      <style:graphic-properties draw:stroke="solid" svg:stroke-width="0.026cm" svg:stroke-color="#000000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69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5">
      <style:graphic-properties draw:stroke="solid" svg:stroke-width="0.026cm" svg:stroke-color="#000000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3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4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7" style:family="graphic" style:parent-style-name="standard" style:list-style-name="L5">
      <style:graphic-properties draw:stroke="solid" svg:stroke-width="0.026cm" svg:stroke-color="#000000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8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9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2" style:family="graphic" style:parent-style-name="standard" style:list-style-name="L5">
      <style:graphic-properties draw:stroke="solid" svg:stroke-width="0.026cm" svg:stroke-color="#000000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13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14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7" style:family="graphic" style:parent-style-name="standard" style:list-style-name="L5">
      <style:graphic-properties draw:stroke="solid" svg:stroke-width="0.026cm" svg:stroke-color="#000000" draw:stroke-linejoin="round" draw:fill="solid" draw:fill-color="#00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28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29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2" style:family="graphic" style:parent-style-name="standard" style:list-style-name="L5">
      <style:graphic-properties draw:stroke="solid" svg:stroke-width="0.026cm" svg:stroke-color="#000000" draw:stroke-linejoin="round" draw:fill="solid" draw:fill-color="#00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43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44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45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8" style:family="graphic" style:parent-style-name="standard" style:list-style-name="L5">
      <style:graphic-properties draw:stroke="solid" svg:stroke-width="0.026cm" svg:stroke-color="#000000" draw:stroke-linejoin="round" draw:fill="solid" draw:fill-color="#00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59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60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61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4" style:family="graphic" style:parent-style-name="standard" style:list-style-name="L5">
      <style:graphic-properties draw:stroke="solid" svg:stroke-width="0.026cm" svg:stroke-color="#000000" draw:stroke-linejoin="round" draw:fill="solid" draw:fill-color="#00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5" style:family="graphic" style:parent-style-name="standard" style:list-style-name="L5">
      <style:graphic-properties draw:stroke="solid" svg:stroke-width="0.026cm" svg:stroke-color="#000000" draw:stroke-linejoin="round" draw:fill="solid" draw:fill-color="#008000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6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7" style:family="graphic" style:parent-style-name="standard" style:list-style-name="L5">
      <style:graphic-properties draw:stroke="solid" svg:stroke-width="0.026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9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0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1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2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3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4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5" style:family="graphic" style:parent-style-name="standard">
      <style:graphic-properties draw:stroke="dash" draw:stroke-dash="Dash_20_2" svg:stroke-width="0.026cm" svg:stroke-color="#ff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6" style:family="graphic" style:parent-style-name="standard">
      <style:graphic-properties draw:stroke="solid" svg:stroke-width="0.079cm" svg:stroke-color="#333399" draw:marker-end="Arrowheads_20_1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88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89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0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1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2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3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4" style:family="graphic" style:parent-style-name="standard">
      <style:graphic-properties draw:stroke="solid" svg:stroke-width="0.079cm" svg:stroke-color="#333399" draw:marker-end="Arrowheads_20_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96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7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8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9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0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1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2" style:family="graphic" style:parent-style-name="standard">
      <style:graphic-properties draw:stroke="solid" svg:stroke-width="0.079cm" svg:stroke-color="#333399" draw:marker-end="Arrowheads_20_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4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5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6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7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8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9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0" style:family="graphic" style:parent-style-name="standard">
      <style:graphic-properties draw:stroke="solid" svg:stroke-width="0.079cm" svg:stroke-color="#333399" draw:marker-end="Arrowheads_20_4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2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3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4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5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6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7" style:family="graphic" style:parent-style-name="standard" style:list-style-name="L6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9" style:family="graphic" style:parent-style-name="standard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212cm" fo:padding-bottom="0.13cm" fo:padding-left="0.25cm" fo:padding-right="0.25cm" fo:wrap-option="no-wrap"/>
    </style:style>
    <style:style style:name="gr2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2" style:family="graphic" style:parent-style-name="standard">
      <style:graphic-properties draw:stroke="solid" svg:stroke-width="0.14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>
      <style:graphic-properties draw:stroke="solid" svg:stroke-width="0.044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5" style:family="graphic" style:parent-style-name="standard">
      <style:graphic-properties draw:stroke="solid" svg:stroke-width="0.14cm" svg:stroke-color="#80808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6" style:family="graphic" style:parent-style-name="standard">
      <style:graphic-properties draw:stroke="solid" svg:stroke-width="0.1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7" style:family="graphic" style:parent-style-name="standard">
      <style:graphic-properties draw:stroke="solid" svg:stroke-width="0.1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8" style:family="graphic" style:parent-style-name="standard">
      <style:graphic-properties draw:stroke="solid" svg:stroke-width="0.1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9" style:family="graphic" style:parent-style-name="standard">
      <style:graphic-properties draw:stroke="solid" svg:stroke-width="0.14cm" svg:stroke-color="#00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0" style:family="graphic" style:parent-style-name="standard">
      <style:graphic-properties draw:stroke="solid" svg:stroke-width="0.1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1" style:family="graphic" style:parent-style-name="standard">
      <style:graphic-properties draw:stroke="solid" svg:stroke-width="0.14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2" style:family="graphic" style:parent-style-name="standard">
      <style:graphic-properties draw:stroke="solid" svg:stroke-width="0.14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fo:min-height="15.13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21.991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95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notes">
      <style:graphic-properties draw:stroke="none" draw:fill="none" draw:fill-color="#ffffff" draw:auto-grow-height="true" fo:min-height="13.35cm" draw:shadow="hidden"/>
    </style:style>
    <style:style style:name="pr13" style:family="presentation" style:parent-style-name="Default-outline1">
      <style:graphic-properties fo:min-height="16.313cm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8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notes">
      <style:graphic-properties draw:stroke="none" draw:fill="none" draw:fill-color="#ffffff" draw:auto-grow-height="true" fo:min-height="11.383cm" draw:shadow="hidden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87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5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18cm" fo:min-width="0cm" fo:padding-top="0.077cm" fo:padding-bottom="0cm" fo:padding-left="0cm" fo:padding-right="0cm" fo:wrap-option="wrap" draw:shadow-color="#808080"/>
    </style:style>
    <style:style style:name="pr21" style:family="presentation" style:parent-style-name="Default-notes">
      <style:graphic-properties draw:stroke="none" draw:fill="none" draw:fill-color="#ffffff" draw:auto-grow-height="true" fo:min-height="13.35cm"/>
    </style:style>
    <style:style style:name="pr22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margin-top="0.282cm" fo:margin-bottom="0cm" fo:line-height="102%" fo:text-align="start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08cm" fo:margin-bottom="0cm" fo:line-height="93%" fo:text-align="center" fo:text-indent="0cm" style:punctuation-wrap="hanging" style:line-break="strict"/>
    </style:style>
    <style:style style:name="P6" style:family="paragraph">
      <style:paragraph-properties text:enable-numbering="false" fo:margin-left="0cm" fo:margin-right="0cm" fo:margin-top="0.308cm" fo:margin-bottom="0cm" fo:line-height="93%" fo:text-align="center" fo:text-indent="0cm" style:punctuation-wrap="hanging" style:line-break="strict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87%" fo:text-indent="0cm" style:line-break="strict"/>
    </style:style>
    <style:style style:name="P9" style:family="paragraph">
      <style:paragraph-properties text:enable-numbering="false" fo:margin-left="0cm" fo:margin-right="0cm" fo:line-height="87%" fo:text-indent="0cm" style:line-break="strict" style:writing-mode="lr-tb"/>
      <style:text-properties fo:font-size="18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line-height="95%" fo:text-align="center" fo:text-indent="0cm" style:punctuation-wrap="hanging" style:line-break="strict" style:writing-mode="lr-tb"/>
      <style:text-properties fo:font-size="18pt"/>
    </style:style>
    <style:style style:name="P14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P15" style:family="paragraph">
      <style:paragraph-properties text:enable-numbering="false" fo:margin-left="0cm" fo:margin-right="0cm" fo:line-height="101%" fo:text-align="center" fo:text-indent="0cm" style:punctuation-wrap="hanging" style:line-break="strict" style:writing-mode="lr-tb"/>
      <style:text-properties fo:font-size="18pt"/>
    </style:style>
    <style:style style:name="P16" style:family="paragraph">
      <style:paragraph-properties fo:margin-left="0cm" fo:margin-right="0cm" fo:line-height="93%" fo:text-indent="0cm" style:punctuation-wrap="hanging" style:line-break="strict"/>
    </style:style>
    <style:style style:name="P17" style:family="paragraph">
      <style:paragraph-properties fo:margin-left="0cm" fo:margin-right="0cm" fo:text-indent="0cm" style:writing-mode="lr-tb"/>
    </style:style>
    <style:style style:name="P18" style:family="paragraph">
      <style:paragraph-properties fo:margin-left="0cm" fo:margin-right="0cm" fo:margin-top="0cm" fo:margin-bottom="0.502cm" fo:line-height="87%" fo:text-indent="0cm" style:line-break="strict"/>
    </style:style>
    <style:style style:name="P19" style:family="paragraph">
      <style:paragraph-properties fo:margin-left="0cm" fo:margin-right="0cm" fo:margin-top="0.282cm" fo:margin-bottom="0cm" fo:line-height="93%" fo:text-align="start" fo:text-indent="0cm" style:punctuation-wrap="hanging" style:line-break="strict"/>
    </style:style>
    <style:style style:name="P20" style:family="paragraph">
      <style:paragraph-properties fo:margin-left="0cm" fo:margin-right="0cm" fo:line-height="87%" fo:text-indent="0cm" style:line-break="strict" style:writing-mode="lr-tb"/>
    </style:style>
    <style:style style:name="P21" style:family="paragraph">
      <style:paragraph-properties fo:margin-left="0cm" fo:margin-right="0cm" fo:line-height="87%" fo:text-indent="0cm" style:line-break="strict" style:writing-mode="lr-tb"/>
      <style:text-properties fo:font-size="18pt"/>
    </style:style>
    <style:style style:name="P22" style:family="paragraph">
      <style:paragraph-properties fo:text-align="center" style:writing-mode="lr-tb"/>
    </style:style>
    <style:style style:name="T1" style:family="text">
      <style:text-properties fo:font-family="Symbol" style:font-style-name="Normal" style:font-family-generic="roman" style:font-pitch="variable" style:font-charset="x-symbol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2" style:family="text">
      <style:text-properties fo:font-family="Arial" style:font-family-generic="roman" style:font-pitch="variable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3" style:family="text">
      <style:text-properties fo:font-family="Arial" style:font-family-generic="swiss" style:font-pitch="variable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4" style:family="text">
      <style:text-properties style:text-position="-10% 59%"/>
    </style:style>
    <style:style style:name="T5" style:family="text">
      <style:text-properties fo:language="en" fo:country="GB"/>
    </style:style>
    <style:style style:name="T6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font-size="18pt" fo:language="en" fo:country="GB"/>
    </style:style>
    <style:style style:name="T8" style:family="text">
      <style:text-properties style:text-position="0% 100%"/>
    </style:style>
    <style:style style:name="T9" style:family="text">
      <style:text-properties style:text-position="-33% 58%" fo:font-size="18pt" fo:language="en" fo:country="GB"/>
    </style:style>
    <style:style style:name="T10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1" style:family="text">
      <style:text-properties fo:color="#000000" fo:font-family="'Contemporary Brush'" style:font-family-generic="script" style:font-pitch="variable" fo:font-size="24pt" fo:language="en" fo:country="GB" style:font-size-asian="24pt" style:font-size-complex="24pt"/>
    </style:style>
    <style:style style:name="T12" style:family="text">
      <style:text-properties fo:color="#000000" fo:language="en" fo:country="GB"/>
    </style:style>
    <style:style style:name="T13" style:family="text">
      <style:text-properties fo:color="#000000" fo:font-family="Symbol" style:font-pitch="variable" style:font-charset="x-symbol" fo:language="en" fo:country="GB" style:font-family-asian="Symbol" style:font-pitch-asian="variable" style:font-charset-asian="x-symbol" style:font-family-complex="Symbol" style:font-pitch-complex="variable" style:font-charset-complex="x-symbol"/>
    </style:style>
    <style:style style:name="T14" style:family="text">
      <style:text-properties fo:font-size="18pt" fo:language="en" fo:country="GB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2" draw:text-style-name="P2" draw:layer="layout" svg:width="25.199cm" svg:height="15.137cm" svg:x="1.4cm" svg:y="4.914cm" presentation:class="outline" presentation:user-transformed="true">
          <draw:text-box>
            <text:p text:style-name="P2">Todo grafo com grau máximo <text:span text:style-name="T1"></text:span><text:span text:style-name="T2"> é </text:span><text:span text:style-name="T1"> </text:span><text:span text:style-name="T3">aresta-colorível ou </text:span><text:span text:style-name="T1"></text:span><text:span text:style-name="T3">+1 aresta-colorível.</text:span></text:p>
            <text:p xml:id="id1" text:id="id1" text:style-name="P2"><text:span text:style-name="T3">Dem: Temos que provar que o mínimo número de cores necessárias em uma coloração própria de G é menor ou igual a </text:span><text:span text:style-name="T1"></text:span><text:span text:style-name="T3">+1.</text:span></text:p>
            <text:p xml:id="id2" text:id="id2" text:style-name="P2"><text:span text:style-name="T3">Por indução no número de arestas.</text:span></text:p>
            <text:p xml:id="id3" text:id="id3" text:style-name="P2"><text:span text:style-name="T3">Caso base: um grafo com 0 arestas é 0 aresta-colorível.</text:span></text:p>
            <text:p xml:id="id4" text:id="id4" text:style-name="P2"><text:span text:style-name="T3">Supomos que todo grafo com k arestas é </text:span><text:span text:style-name="T1"></text:span><text:span text:style-name="T3">+1 aresta-colorível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1.991cm" svg:x="1.4cm" svg:y="0.514cm" presentation:class="outline" presentation:user-transformed="true">
          <draw:text-box>
            <text:p text:style-name="P2">Consideremos um grafo G qualquer com k+1 arestas.</text:p>
            <text:p xml:id="id5" text:id="id5" text:style-name="P2">Desconsideramos uma aresta e criamos o grafo G'. Colorimos o grafo G' com não mais do que <text:span text:style-name="T1"></text:span>' + 1 cores (possível por hipótese indutiva).</text:p>
            <text:p xml:id="id6" text:id="id6" text:style-name="P2">Aplicamos essa coloração em G. Agora G tem todas menos uma arestas coloridas com no máximo <text:span text:style-name="T1"></text:span>' + 1 cores <text:s/></text:p>
            <text:p xml:id="id7" text:id="id7" text:style-name="P2">Se <text:span text:style-name="T1"> = </text:span><text:span text:style-name="T3">' + 1 </text:span>temos mais uma cor disponível e podemos colorir a aresta com essa nova cor.</text:p>
            <text:p text:style-name="P2"/>
          </draw:text-box>
        </draw:frame>
        <draw:frame presentation:style-name="pr5" draw:text-style-name="P1" draw:layer="layout" svg:width="25.199cm" svg:height="3.507cm" svg:x="1.4cm" svg:y="0.837cm" presentation:class="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>
          <draw:text-box>
            <text:p>Caso contrário, chamemos de v e w<text:span text:style-name="T4">1</text:span> os dois vértices nos quais a aresta descolorida incide.</text:p>
            <text:p>Tanto em v quanto em w<text:span text:style-name="T4">1</text:span> temos pelo menos duas cores faltando porque o grau deles é no máximo <text:span text:style-name="T1"></text:span>, eles tem uma aresta sem colorir e temos <text:span text:style-name="T1"></text:span>+1 cor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10" draw:text-style-name="P2" draw:layer="layout" svg:width="25.199cm" svg:height="13.609cm" svg:x="1.4cm" svg:y="4.914cm" presentation:class="outline" presentation:user-transformed="true">
          <draw:text-box>
            <text:p xml:id="id8" text:id="id8" text:style-name="P2"><text:s/>Se a mesma cor está faltando em ambos vértices, colocamos essa cor na nova aresta e pronto.</text:p>
            <text:p xml:id="id9" text:id="id9"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16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24" draw:text-style-name="P9" draw:layer="layout" svg:width="3.497cm" svg:height="1.499cm" svg:x="2.002cm" svg:y="4.498cm">
          <text:p text:style-name="P8"><text:span text:style-name="T7">Caso 1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5cm" svg:height="1.001cm" svg:x="16.999cm" svg:y="15.002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499cm" svg:height="1.001cm" svg:x="16.501cm" svg:y="7.501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7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0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1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3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4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6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7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8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16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39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40" draw:text-style-name="P9" draw:layer="layout" svg:width="3.497cm" svg:height="1.499cm" svg:x="2.002cm" svg:y="4.498cm">
          <text:p text:style-name="P8"><text:span text:style-name="T7">Caso 1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10" draw:text-style-name="P2" draw:layer="layout" svg:width="25.199cm" svg:height="13.609cm" svg:x="1.4cm" svg:y="4.914cm" presentation:class="outline" presentation:user-transformed="true">
          <draw:text-box>
            <text:p text:style-name="P2"><text:s/>Se a mesma cor está faltando em ambos vértices, colocamos essa cor na nova aresta e pronto.</text:p>
            <text:p text:style-name="P2">Caso contrário seja a uma cor faltando em v e b1 uma cor faltando em w<text:span text:style-name="T4">1</text:span><text:span text:style-name="T8">.</text:span></text:p>
            <text:p xml:id="id10" text:id="id10" text:style-name="P2"><text:span text:style-name="T8">Chamemos H(a,b) às componentes conexas induzidas pelas arestas coloridas com a ou b.</text:span></text:p>
            <text:p xml:id="id11" text:id="id11" text:style-name="P2">H(a,b) são sempre ciclos pares ou caminhos simpl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2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3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5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7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8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9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0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1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2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54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6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7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8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9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0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1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2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3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4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5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6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7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68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10" draw:text-style-name="P2" draw:layer="layout" svg:width="25.199cm" svg:height="13.609cm" svg:x="1.4cm" svg:y="4.914cm" presentation:class="outline" presentation:user-transformed="true">
          <draw:text-box>
            <text:p xml:id="id12" text:id="id12" text:style-name="P2">Consideremos a componente conexa de H(a,b<text:span text:style-name="T4">1</text:span>) começando em w<text:span text:style-name="T4">1 </text:span><text:span text:style-name="T8">(é um caminho)</text:span>. Se ele não termina em v podemos trocar as cores do caminho H(a,b<text:span text:style-name="T4">1</text:span>) que começa em w<text:span text:style-name="T4">1</text:span> colorindo todas as arestas a com b<text:span text:style-name="T4">1</text:span> e todas as b<text:span text:style-name="T4">1</text:span> com a. </text:p>
            <text:p xml:id="id13" text:id="id13" text:style-name="P2">Após isso, a está faltando em w<text:span text:style-name="T4">1</text:span> e podemos colorir a nova aresta com a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0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1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2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3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4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5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6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7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8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9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0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1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82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9" draw:layer="layout" svg:width="3.497cm" svg:height="1.499cm" svg:x="2.002cm" svg:y="4.498cm">
          <text:p text:style-name="P8"><text:span text:style-name="T7">Caso 2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5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6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7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8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9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0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1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2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3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4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5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6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22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22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18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97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" draw:layer="layout" svg:width="2.999cm" svg:height="1.499cm" svg:x="2.002cm" svg:y="4.498cm">
          <text:p text:style-name="P8"><text:span text:style-name="T7">Caso 2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0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1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2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3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4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5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6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7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8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9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0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1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22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22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18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18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112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" draw:layer="layout" svg:width="2.998cm" svg:height="1.499cm" svg:x="2.002cm" svg:y="4.498cm">
          <text:p text:style-name="P8"><text:span text:style-name="T7">Caso 2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10" draw:text-style-name="P2" draw:layer="layout" svg:width="25.199cm" svg:height="13.609cm" svg:x="1.4cm" svg:y="3.714cm" presentation:class="outline" presentation:user-transformed="true">
          <draw:text-box>
            <text:p xml:id="id14" text:id="id14" text:style-name="P2">Caso contrário, chamemos w<text:span text:style-name="T4">2</text:span> ao vértice ligado a v na componente conexa de H(a,b<text:span text:style-name="T4">1</text:span>). Tiramos a cor b<text:span text:style-name="T4">1</text:span> da aresta (v,w<text:span text:style-name="T4">2</text:span>) e colocamos b<text:span text:style-name="T4">1</text:span> a aresta (v,w<text:span text:style-name="T4">1</text:span>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5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6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7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8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9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0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1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2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3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4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5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6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127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9" draw:layer="layout" svg:width="2.999cm" svg:height="1.499cm" svg:x="2.002cm" svg:y="4.498cm">
          <text:p text:style-name="P8"><text:span text:style-name="T7">Caso 3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0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1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2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3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4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5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6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7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8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9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0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1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142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" draw:layer="layout" svg:width="2.999cm" svg:height="1.499cm" svg:x="2.002cm" svg:y="4.498cm">
          <text:p text:style-name="P8"><text:span text:style-name="T7">Caso 3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9" draw:layer="layout" svg:width="1.5cm" svg:height="1.001cm" svg:x="6.804cm" svg:y="12.003cm">
          <text:p text:style-name="P8"><text:span text:style-name="T7">w</text:span><text:span text:style-name="T9">2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6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7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8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9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0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1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2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3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4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5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6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7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3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2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158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9" draw:layer="layout" svg:width="2.999cm" svg:height="1.499cm" svg:x="2.002cm" svg:y="4.498cm">
          <text:p text:style-name="P8"><text:span text:style-name="T7">Caso 3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9" draw:layer="layout" svg:width="1.5cm" svg:height="1.001cm" svg:x="6.804cm" svg:y="12.003cm">
          <text:p text:style-name="P8"><text:span text:style-name="T7">w</text:span><text:span text:style-name="T9">2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1" draw:text-style-name="P4" draw:layer="layout" svg:width="19.826cm" svg:height="2.095cm" svg:x="4.432cm" svg:y="0.913cm" presentation:class="title" presentation:user-transformed="true">
          <draw:text-box>
            <text:p text:style-name="P3"><text:span text:style-name="T5">Coloração de Arestas</text:span></text:p>
          </draw:text-box>
        </draw:frame>
        <draw:custom-shape draw:style-name="gr2" draw:text-style-name="P4" draw:layer="layout" svg:width="1.018cm" svg:height="1.138cm" svg:x="4.807cm" svg:y="15.3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2" draw:text-style-name="P6" draw:layer="layout" svg:width="1.226cm" svg:height="0.828cm" svg:x="4.665cm" svg:y="15.183cm">
          <text:p text:style-name="P5"><text:span text:style-name="T6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7cm" svg:x="5.146cm" svg:y="8.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3" draw:text-style-name="P6" draw:layer="layout" svg:width="1.23cm" svg:height="0.828cm" svg:x="5.005cm" svg:y="8.365cm">
          <text:p text:style-name="P5"><text:span text:style-name="T6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8cm" svg:x="9.547cm" svg:y="4.7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4" draw:text-style-name="P6" draw:layer="layout" svg:width="1.226cm" svg:height="0.828cm" svg:x="9.406cm" svg:y="4.577cm">
          <text:p text:style-name="P5"><text:span text:style-name="T6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16.991cm" svg:y="13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5" draw:text-style-name="P6" draw:layer="layout" svg:width="1.23cm" svg:height="0.828cm" svg:x="16.85cm" svg:y="12.907cm">
          <text:p text:style-name="P5"><text:span text:style-name="T6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5.972cm" svg:y="4.3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6" draw:text-style-name="P6" draw:layer="layout" svg:width="1.226cm" svg:height="0.828cm" svg:x="15.831cm" svg:y="4.198cm">
          <text:p text:style-name="P5"><text:span text:style-name="T6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4cm" svg:height="1.137cm" svg:x="22.062cm" svg:y="10.4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7" draw:text-style-name="P6" draw:layer="layout" svg:width="1.23cm" svg:height="0.828cm" svg:x="21.925cm" svg:y="10.261cm">
          <text:p text:style-name="P5"><text:span text:style-name="T6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9cm" svg:height="1.138cm" svg:x="11.699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8" draw:text-style-name="P6" draw:layer="layout" svg:width="1.226cm" svg:height="0.828cm" svg:x="11.558cm" svg:y="8.744cm">
          <text:p text:style-name="P5"><text:span text:style-name="T6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16.775cm" svg:y="8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9" draw:text-style-name="P6" draw:layer="layout" svg:width="1.231cm" svg:height="0.828cm" svg:x="16.633cm" svg:y="8.744cm">
          <text:p text:style-name="P5"><text:span text:style-name="T6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7cm" svg:x="12.929cm" svg:y="15.7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0" draw:text-style-name="P6" draw:layer="layout" svg:width="1.231cm" svg:height="0.828cm" svg:x="12.788cm" svg:y="15.562cm">
          <text:p text:style-name="P5"><text:span text:style-name="T6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8cm" svg:x="21.048cm" svg:y="6.6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1" draw:text-style-name="P6" draw:layer="layout" svg:width="1.231cm" svg:height="0.828cm" svg:x="20.906cm" svg:y="6.469cm">
          <text:p text:style-name="P5"><text:span text:style-name="T6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5cm" svg:height="1.138cm" svg:x="8.656cm" svg:y="12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2" draw:text-style-name="P6" draw:layer="layout" svg:width="1.226cm" svg:height="0.828cm" svg:x="8.515cm" svg:y="12.153cm">
          <text:p text:style-name="P5"><text:span text:style-name="T6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018cm" svg:height="1.137cm" svg:x="21.048cm" svg:y="15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3" draw:text-style-name="P6" draw:layer="layout" svg:width="1.231cm" svg:height="0.828cm" svg:x="20.906cm" svg:y="15.562cm">
          <text:p text:style-name="P5"><text:span text:style-name="T6">F</text:span></text:p>
          <draw:enhanced-geometry svg:viewBox="0 0 21600 21600" draw:type="mso-spt202" draw:enhanced-path="M 0 0 L 21600 0 21600 21600 0 21600 0 0 Z N"/>
        </draw:custom-shape>
        <draw:line draw:style-name="gr15" draw:text-style-name="P7" draw:layer="layout" svg:x1="5.896cm" svg:y1="15.937cm" svg:x2="12.819cm" svg:y2="16.316cm">
          <text:p/>
        </draw:line>
        <draw:line draw:style-name="gr15" draw:text-style-name="P7" draw:layer="layout" svg:x1="12.325cm" svg:y1="10.089cm" svg:x2="13.467cm" svg:y2="15.632cm">
          <text:p/>
        </draw:line>
        <draw:line draw:style-name="gr15" draw:text-style-name="P7" draw:layer="layout" svg:x1="6.085cm" svg:y1="9.124cm" svg:x2="11.677cm" svg:y2="9.503cm">
          <text:p/>
        </draw:line>
        <draw:line draw:style-name="gr15" draw:text-style-name="P7" draw:layer="layout" svg:x1="6.024cm" svg:y1="9.503cm" svg:x2="8.731cm" svg:y2="12.532cm">
          <text:p/>
        </draw:line>
        <draw:line draw:style-name="gr15" draw:text-style-name="P7" draw:layer="layout" svg:x1="8.85cm" svg:y1="13.291cm" svg:x2="5.556cm" svg:y2="15.562cm">
          <text:p/>
        </draw:line>
        <draw:line draw:style-name="gr15" draw:text-style-name="P7" draw:layer="layout" svg:x1="5.953cm" svg:y1="8.629cm" svg:x2="9.675cm" svg:y2="5.732cm">
          <text:p/>
        </draw:line>
        <draw:line draw:style-name="gr15" draw:text-style-name="P7" draw:layer="layout" svg:x1="10.61cm" svg:y1="5.459cm" svg:x2="15.879cm" svg:y2="4.829cm">
          <text:p/>
        </draw:line>
        <draw:line draw:style-name="gr15" draw:text-style-name="P7" draw:layer="layout" svg:x1="10.416cm" svg:y1="5.715cm" svg:x2="16.841cm" svg:y2="9.124cm">
          <text:p/>
        </draw:line>
        <draw:line draw:style-name="gr15" draw:text-style-name="P7" draw:layer="layout" svg:x1="17.251cm" svg:y1="10.023cm" svg:x2="17.586cm" svg:y2="13.026cm">
          <text:p/>
        </draw:line>
        <draw:line draw:style-name="gr15" draw:text-style-name="P7" draw:layer="layout" svg:x1="17.758cm" svg:y1="9.317cm" svg:x2="21.184cm" svg:y2="7.482cm">
          <text:p/>
        </draw:line>
        <draw:line draw:style-name="gr15" draw:text-style-name="P7" draw:layer="layout" svg:x1="17.008cm" svg:y1="5.098cm" svg:x2="21.242cm" svg:y2="6.637cm">
          <text:p/>
        </draw:line>
        <draw:line draw:style-name="gr15" draw:text-style-name="P7" draw:layer="layout" svg:x1="13.988cm" svg:y1="16.426cm" svg:x2="17.216cm" svg:y2="13.944cm">
          <text:p/>
        </draw:line>
        <draw:line draw:style-name="gr15" draw:text-style-name="P7" draw:layer="layout" svg:x1="18.009cm" svg:y1="13.926cm" svg:x2="21.224cm" svg:y2="15.8cm">
          <text:p/>
        </draw:line>
        <draw:line draw:style-name="gr15" draw:text-style-name="P7" draw:layer="layout" svg:x1="21.709cm" svg:y1="7.748cm" svg:x2="22.384cm" svg:y2="10.394cm">
          <text:p/>
        </draw:line>
        <draw:line draw:style-name="gr15" draw:text-style-name="P7" draw:layer="layout" svg:x1="9.741cm" svg:y1="12.837cm" svg:x2="16.85cm" svg:y2="13.595cm">
          <text:p/>
        </draw:line>
        <draw:line draw:style-name="gr15" draw:text-style-name="P7" draw:layer="layout" svg:x1="16.298cm" svg:y1="5.34cm" svg:x2="12.33cm" svg:y2="8.952cm">
          <text:p/>
        </draw:line>
        <draw:custom-shape draw:style-name="gr16" draw:text-style-name="P4" draw:layer="layout" svg:width="3.426cm" svg:height="1.768cm" svg:x="17.802cm" svg:y="7.514cm">
          <text:p/>
          <draw:enhanced-geometry svg:viewBox="0 0 3110 1607" draw:type="non-primitive" draw:enhanced-path="M 0 1606 L 3109 0 N"/>
        </draw:custom-shape>
        <draw:custom-shape draw:style-name="gr53" draw:text-style-name="P4" draw:layer="layout" svg:width="3.228cm" svg:height="2.416cm" svg:x="13.97cm" svg:y="14.001cm">
          <text:p/>
          <draw:enhanced-geometry svg:viewBox="0 0 2929 2193" draw:type="non-primitive" draw:enhanced-path="M 0 2192 L 2928 0 N"/>
        </draw:custom-shape>
        <draw:custom-shape draw:style-name="gr17" draw:text-style-name="P4" draw:layer="layout" svg:width="3.227cm" svg:height="2.271cm" svg:x="5.592cm" svg:y="13.291cm">
          <text:p/>
          <draw:enhanced-geometry svg:viewBox="0 0 2929 2061" draw:type="non-primitive" draw:enhanced-path="M 2928 0 L 0 2060 N"/>
        </draw:custom-shape>
        <draw:custom-shape draw:style-name="gr18" draw:text-style-name="P4" draw:layer="layout" svg:width="0.759cm" svg:height="4.198cm" svg:x="21.744cm" svg:y="11.501cm">
          <text:p/>
          <draw:enhanced-geometry svg:viewBox="0 0 1091 3781" draw:type="non-primitive" draw:enhanced-path="M 1090 0 L 0 3780 N"/>
        </draw:custom-shape>
        <draw:custom-shape draw:style-name="gr19" draw:text-style-name="P4" draw:layer="layout" svg:width="5.269cm" svg:height="0.564cm" svg:x="10.61cm" svg:y="4.864cm">
          <text:p/>
          <draw:enhanced-geometry svg:viewBox="0 0 4782 513" draw:type="non-primitive" draw:enhanced-path="M 0 512 L 4781 0 N"/>
        </draw:custom-shape>
        <draw:custom-shape draw:style-name="gr17" draw:text-style-name="P4" draw:layer="layout" svg:width="5.592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20" draw:text-style-name="P4" draw:layer="layout" svg:width="4.234cm" svg:height="1.539cm" svg:x="17.008cm" svg:y="5.098cm">
          <text:p/>
          <draw:enhanced-geometry svg:viewBox="0 0 3841 1399" draw:type="non-primitive" draw:enhanced-path="M 0 0 L 3840 1398 N"/>
        </draw:custom-shape>
        <draw:custom-shape draw:style-name="gr20" draw:text-style-name="P4" draw:layer="layout" svg:width="6.425cm" svg:height="3.409cm" svg:x="10.416cm" svg:y="5.715cm">
          <text:p/>
          <draw:enhanced-geometry svg:viewBox="0 0 5831 3092" draw:type="non-primitive" draw:enhanced-path="M 0 0 L 5830 3091 N"/>
        </draw:custom-shape>
        <draw:custom-shape draw:style-name="gr20" draw:text-style-name="P4" draw:layer="layout" svg:width="3.215cm" svg:height="1.874cm" svg:x="18.009cm" svg:y="13.926cm">
          <text:p/>
          <draw:enhanced-geometry svg:viewBox="0 0 2916 1703" draw:type="non-primitive" draw:enhanced-path="M 0 0 L 2915 1702 N"/>
        </draw:custom-shape>
        <draw:custom-shape draw:style-name="gr21" draw:text-style-name="P4" draw:layer="layout" svg:width="6.919cm" svg:height="0.379cm" svg:x="5.896cm" svg:y="15.937cm">
          <text:p/>
          <draw:enhanced-geometry svg:viewBox="0 0 6280 345" draw:type="non-primitive" draw:enhanced-path="M 0 0 L 6279 344 N"/>
        </draw:custom-shape>
        <draw:line draw:style-name="gr15" draw:text-style-name="P7" draw:layer="layout" svg:x1="6.024cm" svg:y1="9.503cm" svg:x2="8.731cm" svg:y2="12.532cm">
          <text:p/>
        </draw:line>
        <draw:custom-shape draw:style-name="gr20" draw:text-style-name="P4" draw:layer="layout" svg:width="2.707cm" svg:height="3.03cm" svg:x="6.024cm" svg:y="9.507cm">
          <text:p/>
          <draw:enhanced-geometry svg:viewBox="0 0 2457 2749" draw:type="non-primitive" draw:enhanced-path="M 0 0 L 2456 2748 N"/>
        </draw:custom-shape>
        <draw:custom-shape draw:style-name="gr22" draw:text-style-name="P4" draw:layer="layout" svg:width="0.675cm" svg:height="2.65cm" svg:x="21.709cm" svg:y="7.748cm">
          <text:p/>
          <draw:enhanced-geometry svg:viewBox="0 0 614 2404" draw:type="non-primitive" draw:enhanced-path="M 0 0 L 613 2403 N"/>
        </draw:custom-shape>
        <draw:custom-shape draw:style-name="gr22" draw:text-style-name="P4" draw:layer="layout" svg:width="0.335cm" svg:height="3.003cm" svg:x="17.251cm" svg:y="10.023cm">
          <text:p/>
          <draw:enhanced-geometry svg:viewBox="0 0 305 2726" draw:type="non-primitive" draw:enhanced-path="M 0 0 L 304 2725 N"/>
        </draw:custom-shape>
        <draw:custom-shape draw:style-name="gr22" draw:text-style-name="P4" draw:layer="layout" svg:width="1.142cm" svg:height="5.543cm" svg:x="12.325cm" svg:y="10.098cm">
          <text:p/>
          <draw:enhanced-geometry svg:viewBox="0 0 1037 5028" draw:type="non-primitive" draw:enhanced-path="M 0 0 L 1036 5027 N"/>
        </draw:custom-shape>
        <draw:custom-shape draw:style-name="gr22" draw:text-style-name="P4" draw:layer="layout" svg:width="3.722cm" svg:height="2.835cm" svg:x="5.953cm" svg:y="5.764cm">
          <text:p/>
          <draw:enhanced-geometry svg:viewBox="0 0 3379 2572" draw:type="non-primitive" draw:enhanced-path="M 0 2571 L 3378 0 N"/>
        </draw:custom-shape>
        <draw:custom-shape draw:style-name="gr23" draw:text-style-name="P4" draw:layer="layout" svg:width="7.109cm" svg:height="0.758cm" svg:x="9.741cm" svg:y="12.837cm">
          <text:p/>
          <draw:enhanced-geometry svg:viewBox="0 0 6448 689" draw:type="non-primitive" draw:enhanced-path="M 0 0 L 6447 688 N"/>
        </draw:custom-shape>
        <draw:custom-shape draw:style-name="gr18" draw:text-style-name="P4" draw:layer="layout" svg:width="3.903cm" svg:height="3.611cm" svg:x="12.36cm" svg:y="5.336cm">
          <text:p/>
          <draw:enhanced-geometry svg:viewBox="0 0 3542 3277" draw:type="non-primitive" draw:enhanced-path="M 3541 0 L 0 3276 N"/>
        </draw:custom-shape>
        <draw:custom-shape draw:style-name="gr19" draw:text-style-name="P4" draw:layer="layout" svg:width="7.192cm" svg:height="2.804cm" svg:x="9.499cm" svg:y="9.693cm">
          <text:p/>
          <draw:enhanced-geometry svg:viewBox="0 0 1091 3781" draw:type="non-primitive" draw:enhanced-path="M 1090 0 L 0 3780 N"/>
        </draw:custom-shape>
        <draw:custom-shape draw:style-name="gr174" draw:text-style-name="P9" draw:layer="layout" svg:width="1.5cm" svg:height="1.001cm" svg:x="16.999cm" svg:y="15.002cm">
          <text:p text:style-name="P8"><text:span text:style-name="T7">v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" draw:layer="layout" svg:width="1.499cm" svg:height="1.001cm" svg:x="16.501cm" svg:y="7.501cm">
          <text:p text:style-name="P8"><text:span text:style-name="T7">w</text:span><text:span text:style-name="T9">1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9" draw:layer="layout" svg:width="2.998cm" svg:height="1.499cm" svg:x="2.002cm" svg:y="4.498cm">
          <text:p text:style-name="P8"><text:span text:style-name="T7">Caso 3</text:span></text:p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9" draw:layer="layout" svg:width="1.5cm" svg:height="1.001cm" svg:x="6.804cm" svg:y="12.003cm">
          <text:p text:style-name="P8"><text:span text:style-name="T7">w</text:span><text:span text:style-name="T9">2</text:span></text:p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26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orema de Vinzing</text:p>
          </draw:text-box>
        </draw:frame>
        <draw:frame presentation:style-name="pr13" draw:text-style-name="P2" draw:layer="layout" svg:width="25.199cm" svg:height="18.579cm" svg:x="1.4cm" svg:y="3.714cm" presentation:class="outline" presentation:user-transformed="true">
          <draw:text-box>
            <text:p text:style-name="P2">Caso contrário, chamemos w<text:span text:style-name="T4">2</text:span> ao vértice ligado a v na componente conexa de H(a,b<text:span text:style-name="T4">1</text:span>). Tiramos a cor b<text:span text:style-name="T4">1</text:span> da aresta (v,w<text:span text:style-name="T4">2</text:span>) e colocamos b<text:span text:style-name="T4">1</text:span> a aresta (v,w<text:span text:style-name="T4">1</text:span>).</text:p>
            <text:p xml:id="id15" text:id="id15" text:style-name="P2">Agora o problema é colorir (v,w<text:span text:style-name="T4">2</text:span>) que ficou sem cor e voltamos no começo não permitindo recolorir (v,w<text:span text:style-name="T4">2</text:span>) com b<text:span text:style-name="T4">1</text:span>.</text:p>
            <text:p xml:id="id16" text:id="id16" text:style-name="P2">Mais cedo ou mais tarde, a cor b<text:span text:style-name="T4">j+1</text:span> será uma cor que já vimos. Ou seja, b<text:span text:style-name="T4">j+1</text:span> = b<text:span text:style-name="T4">i</text:span> para algum i&lt;j.</text:p>
            <text:p text:style-name="P2">A componente conexa de H(a,b<text:span text:style-name="T4">j+1</text:span>) que começa em w<text:span text:style-name="T4">j+1</text:span>é um caminho que não termina em v. (ver no quadro)</text:p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178" draw:text-style-name="P4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9" draw:text-style-name="P13" draw:layer="layout" svg:width="1.482cm" svg:height="1.27cm" svg:x="8.89cm" svg:y="16.087cm">
          <text:p text:style-name="P12"><text:span text:style-name="T10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0" draw:text-style-name="P13" draw:layer="layout" svg:width="1.482cm" svg:height="1.27cm" svg:x="15.875cm" svg:y="15.875cm">
          <text:p text:style-name="P12"><text:span text:style-name="T10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1" draw:text-style-name="P13" draw:layer="layout" svg:width="1.481cm" svg:height="1.27cm" svg:x="17.992cm" svg:y="10.16cm">
          <text:p text:style-name="P12"><text:span text:style-name="T10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2" draw:text-style-name="P13" draw:layer="layout" svg:width="1.482cm" svg:height="1.27cm" svg:x="12.488cm" svg:y="6.562cm">
          <text:p text:style-name="P12"><text:span text:style-name="T10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3" draw:text-style-name="P13" draw:layer="layout" svg:width="1.482cm" svg:height="1.27cm" svg:x="6.985cm" svg:y="9.948cm">
          <text:p text:style-name="P12"><text:span text:style-name="T10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4" draw:text-style-name="P13" draw:layer="layout" svg:width="1.482cm" svg:height="1.27cm" svg:x="12.488cm" svg:y="3.598cm">
          <text:p text:style-name="P12"><text:span text:style-name="T10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 xml:id="id17" draw:id="id17">
          <draw:line draw:style-name="gr185" draw:text-style-name="P7" draw:layer="layout" svg:x1="8.678cm" svg:y1="10.795cm" svg:x2="17.78cm" svg:y2="10.799cm">
            <text:p/>
          </draw:line>
          <draw:line draw:style-name="gr185" draw:text-style-name="P7" draw:layer="layout" svg:x1="10.583cm" svg:y1="16.444cm" svg:x2="15.663cm" svg:y2="16.448cm">
            <text:p/>
          </draw:line>
          <draw:line draw:style-name="gr185" draw:text-style-name="P7" draw:layer="layout" svg:x1="13.256cm" svg:y1="5.08cm" svg:x2="13.26cm" svg:y2="6.35cm">
            <text:p/>
          </draw:line>
        </draw:g>
        <draw:custom-shape draw:style-name="gr186" draw:text-style-name="P4" xml:id="id19" draw:id="id19" draw:layer="layout" svg:width="2.54cm" svg:height="1.905cm" svg:x="17.78cm" svg:y="5.503cm">
          <text:p text:style-name="P1"/>
          <draw:enhanced-geometry svg:viewBox="0 0 528 168" draw:type="non-primitive" draw:enhanced-path="M 0 24 C 100 12 200 0 288 24 376 48 480 144 528 168 N"/>
        </draw:custom-shape>
        <draw:custom-shape draw:style-name="gr187" draw:text-style-name="P15" xml:id="id18" draw:id="id18" draw:layer="layout" svg:width="3.969cm" svg:height="1.443cm" svg:x="19.372cm" svg:y="13.123cm">
          <text:p text:style-name="P14"><text:span text:style-name="T11">Rodada 1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17.991cm" svg:height="1.998cm" svg:x="4.021cm" svg:y="0.652cm" presentation:class="title" presentation:user-transformed="true">
          <draw:text-box>
            <text:p text:style-name="P16"><text:span text:style-name="T12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7" smil:attributeName="visibility" smil:to="visible"/>
                  <anim:transitionFilter smil:dur="0.5s" smil:fill="hold" smil:targetElement="id17" smil:type="blindsWipe" smil:subtype="vertic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0" draw:layer="layout" svg:width="15.143cm" svg:height="11.383cm" svg:x="1.904cm" svg:y="12.06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178" draw:text-style-name="P4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88" draw:text-style-name="P13" draw:layer="layout" svg:width="1.482cm" svg:height="1.27cm" svg:x="8.89cm" svg:y="16.087cm">
          <text:p text:style-name="P12"><text:span text:style-name="T10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9" draw:text-style-name="P13" draw:layer="layout" svg:width="1.482cm" svg:height="1.27cm" svg:x="15.875cm" svg:y="15.875cm">
          <text:p text:style-name="P12"><text:span text:style-name="T10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0" draw:text-style-name="P13" draw:layer="layout" svg:width="1.481cm" svg:height="1.27cm" svg:x="17.992cm" svg:y="10.16cm">
          <text:p text:style-name="P12"><text:span text:style-name="T10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1" draw:text-style-name="P13" draw:layer="layout" svg:width="1.482cm" svg:height="1.27cm" svg:x="12.488cm" svg:y="6.562cm">
          <text:p text:style-name="P12"><text:span text:style-name="T10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2" draw:text-style-name="P13" draw:layer="layout" svg:width="1.482cm" svg:height="1.27cm" svg:x="6.985cm" svg:y="9.948cm">
          <text:p text:style-name="P12"><text:span text:style-name="T10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3" draw:text-style-name="P13" draw:layer="layout" svg:width="1.482cm" svg:height="1.27cm" svg:x="12.488cm" svg:y="3.598cm">
          <text:p text:style-name="P12"><text:span text:style-name="T10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5" draw:text-style-name="P7" draw:layer="layout" svg:x1="8.678cm" svg:y1="10.795cm" svg:x2="17.78cm" svg:y2="10.799cm">
          <text:p/>
        </draw:line>
        <draw:line draw:style-name="gr185" draw:text-style-name="P7" draw:layer="layout" svg:x1="10.583cm" svg:y1="16.444cm" svg:x2="15.663cm" svg:y2="16.448cm">
          <text:p/>
        </draw:line>
        <draw:line draw:style-name="gr185" draw:text-style-name="P7" draw:layer="layout" svg:x1="13.256cm" svg:y1="5.08cm" svg:x2="13.26cm" svg:y2="6.35cm">
          <text:p/>
        </draw:line>
        <draw:custom-shape draw:style-name="gr194" draw:text-style-name="P4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195" draw:text-style-name="P15" xml:id="id20" draw:id="id20" draw:layer="layout" svg:width="4.105cm" svg:height="1.443cm" svg:x="19.301cm" svg:y="13.123cm">
          <text:p text:style-name="P14"><text:span text:style-name="T11">Rodada 2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17.991cm" svg:height="1.998cm" svg:x="4.021cm" svg:y="0.652cm" presentation:class="title" presentation:user-transformed="true">
          <draw:text-box>
            <text:p text:style-name="P16"><text:span text:style-name="T12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0" draw:layer="layout" svg:width="15.143cm" svg:height="11.383cm" svg:x="1.904cm" svg:y="12.06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78" draw:text-style-name="P4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6" draw:text-style-name="P13" draw:layer="layout" svg:width="1.482cm" svg:height="1.27cm" svg:x="8.89cm" svg:y="16.087cm">
          <text:p text:style-name="P12"><text:span text:style-name="T10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7" draw:text-style-name="P13" draw:layer="layout" svg:width="1.482cm" svg:height="1.27cm" svg:x="15.875cm" svg:y="15.875cm">
          <text:p text:style-name="P12"><text:span text:style-name="T10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8" draw:text-style-name="P13" draw:layer="layout" svg:width="1.481cm" svg:height="1.27cm" svg:x="17.992cm" svg:y="10.16cm">
          <text:p text:style-name="P12"><text:span text:style-name="T10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9" draw:text-style-name="P13" draw:layer="layout" svg:width="1.482cm" svg:height="1.27cm" svg:x="12.488cm" svg:y="6.562cm">
          <text:p text:style-name="P12"><text:span text:style-name="T10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0" draw:text-style-name="P13" draw:layer="layout" svg:width="1.482cm" svg:height="1.27cm" svg:x="6.985cm" svg:y="9.948cm">
          <text:p text:style-name="P12"><text:span text:style-name="T10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1" draw:text-style-name="P13" draw:layer="layout" svg:width="1.482cm" svg:height="1.27cm" svg:x="12.488cm" svg:y="3.598cm">
          <text:p text:style-name="P12"><text:span text:style-name="T10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5" draw:text-style-name="P7" draw:layer="layout" svg:x1="8.678cm" svg:y1="10.795cm" svg:x2="17.78cm" svg:y2="10.799cm">
          <text:p/>
        </draw:line>
        <draw:line draw:style-name="gr185" draw:text-style-name="P7" draw:layer="layout" svg:x1="10.583cm" svg:y1="16.444cm" svg:x2="15.663cm" svg:y2="16.448cm">
          <text:p/>
        </draw:line>
        <draw:line draw:style-name="gr185" draw:text-style-name="P7" draw:layer="layout" svg:x1="13.256cm" svg:y1="5.08cm" svg:x2="13.26cm" svg:y2="6.35cm">
          <text:p/>
        </draw:line>
        <draw:custom-shape draw:style-name="gr202" draw:text-style-name="P4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203" draw:text-style-name="P15" xml:id="id21" draw:id="id21" draw:layer="layout" svg:width="4.374cm" svg:height="1.443cm" svg:x="20.179cm" svg:y="13.123cm">
          <text:p text:style-name="P14"><text:span text:style-name="T11">Rodada 3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17.991cm" svg:height="1.998cm" svg:x="4.021cm" svg:y="0.652cm" presentation:class="title" presentation:user-transformed="true">
          <draw:text-box>
            <text:p text:style-name="P16"><text:span text:style-name="T12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0" draw:layer="layout" svg:width="15.143cm" svg:height="11.383cm" svg:x="1.904cm" svg:y="12.06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178" draw:text-style-name="P4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04" draw:text-style-name="P13" draw:layer="layout" svg:width="1.482cm" svg:height="1.27cm" svg:x="8.89cm" svg:y="16.087cm">
          <text:p text:style-name="P12"><text:span text:style-name="T10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5" draw:text-style-name="P13" draw:layer="layout" svg:width="1.482cm" svg:height="1.27cm" svg:x="15.875cm" svg:y="15.875cm">
          <text:p text:style-name="P12"><text:span text:style-name="T10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6" draw:text-style-name="P13" draw:layer="layout" svg:width="1.481cm" svg:height="1.27cm" svg:x="17.992cm" svg:y="10.16cm">
          <text:p text:style-name="P12"><text:span text:style-name="T10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7" draw:text-style-name="P13" draw:layer="layout" svg:width="1.482cm" svg:height="1.27cm" svg:x="12.488cm" svg:y="6.562cm">
          <text:p text:style-name="P12"><text:span text:style-name="T10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8" draw:text-style-name="P13" draw:layer="layout" svg:width="1.482cm" svg:height="1.27cm" svg:x="6.985cm" svg:y="9.948cm">
          <text:p text:style-name="P12"><text:span text:style-name="T10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9" draw:text-style-name="P13" draw:layer="layout" svg:width="1.482cm" svg:height="1.27cm" svg:x="12.488cm" svg:y="3.598cm">
          <text:p text:style-name="P12"><text:span text:style-name="T10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5" draw:text-style-name="P7" draw:layer="layout" svg:x1="8.678cm" svg:y1="10.795cm" svg:x2="17.78cm" svg:y2="10.799cm">
          <text:p/>
        </draw:line>
        <draw:line draw:style-name="gr185" draw:text-style-name="P7" draw:layer="layout" svg:x1="10.583cm" svg:y1="16.444cm" svg:x2="15.663cm" svg:y2="16.448cm">
          <text:p/>
        </draw:line>
        <draw:line draw:style-name="gr185" draw:text-style-name="P7" draw:layer="layout" svg:x1="13.256cm" svg:y1="5.08cm" svg:x2="13.26cm" svg:y2="6.35cm">
          <text:p/>
        </draw:line>
        <draw:custom-shape draw:style-name="gr210" draw:text-style-name="P4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211" draw:text-style-name="P15" xml:id="id22" draw:id="id22" draw:layer="layout" svg:width="4.374cm" svg:height="1.443cm" svg:x="20.179cm" svg:y="13.123cm">
          <text:p text:style-name="P14"><text:span text:style-name="T11">Rodada 4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17.991cm" svg:height="1.998cm" svg:x="4.021cm" svg:y="0.652cm" presentation:class="title" presentation:user-transformed="true">
          <draw:text-box>
            <text:p text:style-name="P16"><text:span text:style-name="T12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0" draw:layer="layout" svg:width="15.143cm" svg:height="11.383cm" svg:x="1.904cm" svg:y="12.06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178" draw:text-style-name="P4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12" draw:text-style-name="P13" draw:layer="layout" svg:width="1.482cm" svg:height="1.27cm" svg:x="8.89cm" svg:y="16.087cm">
          <text:p text:style-name="P12"><text:span text:style-name="T10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3" draw:text-style-name="P13" draw:layer="layout" svg:width="1.482cm" svg:height="1.27cm" svg:x="15.875cm" svg:y="15.875cm">
          <text:p text:style-name="P12"><text:span text:style-name="T10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4" draw:text-style-name="P13" draw:layer="layout" svg:width="1.481cm" svg:height="1.27cm" svg:x="17.992cm" svg:y="10.16cm">
          <text:p text:style-name="P12"><text:span text:style-name="T10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5" draw:text-style-name="P13" draw:layer="layout" svg:width="1.482cm" svg:height="1.27cm" svg:x="12.488cm" svg:y="6.562cm">
          <text:p text:style-name="P12"><text:span text:style-name="T10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6" draw:text-style-name="P13" draw:layer="layout" svg:width="1.482cm" svg:height="1.27cm" svg:x="6.985cm" svg:y="9.948cm">
          <text:p text:style-name="P12"><text:span text:style-name="T10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7" draw:text-style-name="P13" draw:layer="layout" svg:width="1.482cm" svg:height="1.27cm" svg:x="12.488cm" svg:y="3.598cm">
          <text:p text:style-name="P12"><text:span text:style-name="T10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5" draw:text-style-name="P7" draw:layer="layout" svg:x1="8.678cm" svg:y1="10.795cm" svg:x2="17.78cm" svg:y2="10.799cm">
          <text:p/>
        </draw:line>
        <draw:line draw:style-name="gr185" draw:text-style-name="P7" draw:layer="layout" svg:x1="10.583cm" svg:y1="16.444cm" svg:x2="15.663cm" svg:y2="16.448cm">
          <text:p/>
        </draw:line>
        <draw:line draw:style-name="gr185" draw:text-style-name="P7" draw:layer="layout" svg:x1="13.256cm" svg:y1="5.08cm" svg:x2="13.26cm" svg:y2="6.35cm">
          <text:p/>
        </draw:line>
        <draw:custom-shape draw:style-name="gr218" draw:text-style-name="P15" xml:id="id23" draw:id="id23" draw:layer="layout" svg:width="4.374cm" svg:height="1.443cm" svg:x="20.179cm" svg:y="13.123cm">
          <text:p text:style-name="P14"><text:span text:style-name="T11">Rodada 5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17.991cm" svg:height="1.998cm" svg:x="4.021cm" svg:y="0.652cm" presentation:class="title" presentation:user-transformed="true">
          <draw:text-box>
            <text:p text:style-name="P16"><text:span text:style-name="T12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0" draw:layer="layout" svg:width="15.143cm" svg:height="11.383cm" svg:x="1.904cm" svg:y="12.06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16" draw:text-style-name="P4" draw:layer="layout" svg:width="25.197cm" svg:height="3.251cm" svg:x="1.397cm" svg:y="0.961cm" presentation:class="title" presentation:user-transformed="true">
          <draw:text-box>
            <text:p text:style-name="P16"><text:span text:style-name="T12">Construção de tabelas</text:span></text:p>
          </draw:text-box>
        </draw:frame>
        <draw:frame presentation:style-name="pr17" draw:text-style-name="P4" draw:layer="layout" svg:width="25.197cm" svg:height="13.61cm" svg:x="1.397cm" svg:y="4.911cm" presentation:class="outline" presentation:user-transformed="true">
          <draw:text-box>
            <text:list text:style-name="L3">
              <text:list-item>
                <text:p text:style-name="P18"><text:span text:style-name="T5">Problema: A coloração canônica é única.</text:span></text:p>
              </text:list-item>
              <text:list-item>
                <text:p xml:id="id24" text:id="id24" text:style-name="P18"><text:span text:style-name="T5">Podemos alterar a coloração trocando a atribuição de cores a rodadas e/ou a ordem dos nós.</text:span></text:p>
              </text:list-item>
              <text:list-item>
                <text:p xml:id="id25" text:id="id25" text:style-name="P18"><text:span text:style-name="T5">Mas todas as colorações que obtemos usando o método do polígono são isomorfas à coloração canônica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4.843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16" draw:text-style-name="P4" draw:layer="layout" svg:width="25.197cm" svg:height="3.251cm" svg:x="1.397cm" svg:y="0.961cm" presentation:class="title" presentation:user-transformed="true">
          <draw:text-box>
            <text:p text:style-name="P8"><text:span text:style-name="T5">Outro método construtivo</text:span></text:p>
          </draw:text-box>
        </draw:frame>
        <draw:frame presentation:style-name="pr18" draw:text-style-name="P4" draw:layer="layout" svg:width="25.197cm" svg:height="14.987cm" svg:x="1.397cm" svg:y="4.912cm" presentation:class="outline" presentation:user-transformed="true">
          <draw:text-box>
            <text:list text:style-name="L3">
              <text:list-item>
                <text:p text:style-name="P18"><text:span text:style-name="T5">Consideremos o grafo completo com n-1 vértices.</text:span></text:p>
              </text:list-item>
              <text:list-item>
                <text:p xml:id="id26" text:id="id26" text:style-name="P18"><text:span text:style-name="T5">Como n é par n-1 é impar e esse grafo pertence a classe 2.</text:span></text:p>
              </text:list-item>
              <text:list-item>
                <text:p xml:id="id27" text:id="id27" text:style-name="P18"><text:span text:style-name="T5">Podemos colorir as arestas desse grafo usando exatamente <text:s/></text:span><text:span text:style-name="T13"></text:span><text:span text:style-name="T5">+ 1 = n - 2 +1 = n-1 cores usando o algoritmo decorrente da demonstração do teorema de Vizing.</text:span></text:p>
              </text:list-item>
              <text:list-item>
                <text:p xml:id="id28" text:id="id28" text:style-name="P18"><text:span text:style-name="T5">O algoritmo considera as arestas uma a uma. Considerando diferentes permutações das arestas podemos obter qualquer coloração desse grafo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4.843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6" draw:text-style-name="P4" draw:layer="layout" svg:width="25.197cm" svg:height="3.251cm" svg:x="1.397cm" svg:y="0.961cm" presentation:class="title" presentation:user-transformed="true">
          <draw:text-box>
            <text:p text:style-name="P8"><text:span text:style-name="T5">Outro método construtivo</text:span></text:p>
          </draw:text-box>
        </draw:frame>
        <draw:frame presentation:style-name="pr19" draw:text-style-name="P4" draw:layer="layout" svg:width="25.197cm" svg:height="14.545cm" svg:x="1.397cm" svg:y="4.912cm" presentation:class="outline" presentation:user-transformed="true">
          <draw:text-box>
            <text:list text:style-name="L3">
              <text:list-item>
                <text:p text:style-name="P18"><text:span text:style-name="T5">Obtivemos uma coloração com n - 1 cores de um grafo completo com n - 1 vértices.</text:span></text:p>
              </text:list-item>
              <text:list-item>
                <text:p xml:id="id29" text:id="id29" text:style-name="P18"><text:span text:style-name="T5">Precisamos de uma coloração com n - 1 cores de um grafo completo com n vértices.</text:span></text:p>
              </text:list-item>
              <text:list-item>
                <text:p xml:id="id30" text:id="id30" text:style-name="P18"><text:span text:style-name="T5">Pode se mostrar que na coloração do grafo completo com n - 1 vértices em todo vértice está faltando uma cor diferente.</text:span></text:p>
              </text:list-item>
              <text:list-item>
                <text:p xml:id="id31" text:id="id31" text:style-name="P18"><text:span text:style-name="T5">Então, podemos acrescentar mais um vétice, ligar ele a todos os vértices do grafo original e colorir a aresta com a cor faltando no vértice do grafo original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4.843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20" draw:text-style-name="P17" draw:layer="layout" svg:width="19.826cm" svg:height="2.095cm" svg:x="4.432cm" svg:y="0.913cm" presentation:class="title" presentation:user-transformed="true">
          <draw:text-box>
            <text:p text:style-name="P19"><text:span text:style-name="T5">Edge Coloring</text:span></text:p>
          </draw:text-box>
        </draw:frame>
        <draw:custom-shape draw:style-name="gr219" draw:text-style-name="P21" draw:layer="layout" svg:width="1.019cm" svg:height="1.138cm" svg:x="11.99cm" svg:y="10.949cm">
          <text:p text:style-name="P20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6.698cm" svg:y="6.804cm">
          <text:p text:style-name="P20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11.774cm" svg:y="6.804cm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4cm" svg:height="1.137cm" svg:x="7.929cm" svg:y="13.622cm">
          <text:p text:style-name="P20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4" draw:layer="layout" svg:width="1.231cm" svg:height="0.895cm" svg:x="20.906cm" svg:y="6.469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1" draw:layer="layout" svg:width="1.014cm" svg:height="1.138cm" svg:x="3.656cm" svg:y="10.191cm">
          <text:p text:style-name="P20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22" draw:layer="layout" svg:x1="7.325cm" svg:y1="7.99cm" svg:x2="8.467cm" svg:y2="13.533cm">
          <text:p/>
        </draw:line>
        <draw:line draw:style-name="gr221" draw:text-style-name="P22" draw:layer="layout" svg:x1="12.25cm" svg:y1="7.924cm" svg:x2="12.585cm" svg:y2="10.927cm">
          <text:p/>
        </draw:line>
        <draw:line draw:style-name="gr221" draw:text-style-name="P22" draw:layer="layout" svg:x1="8.987cm" svg:y1="14.327cm" svg:x2="12.215cm" svg:y2="11.845cm">
          <text:p/>
        </draw:line>
        <draw:line draw:style-name="gr221" draw:text-style-name="P22" draw:layer="layout" svg:x1="4.74cm" svg:y1="10.738cm" svg:x2="11.849cm" svg:y2="11.496cm">
          <text:p/>
        </draw:line>
        <draw:custom-shape draw:style-name="gr222" draw:text-style-name="P4" draw:layer="layout" svg:width="3.228cm" svg:height="2.417cm" svg:x="8.969cm" svg:y="11.897cm">
          <text:p/>
          <draw:enhanced-geometry svg:viewBox="0 0 2929 2193" draw:type="non-primitive" draw:enhanced-path="M 0 2192 L 2928 0 N"/>
        </draw:custom-shape>
        <draw:custom-shape draw:style-name="gr222" draw:text-style-name="P4" draw:layer="layout" svg:width="0.335cm" svg:height="3.003cm" svg:x="12.25cm" svg:y="7.924cm">
          <text:p/>
          <draw:enhanced-geometry svg:viewBox="0 0 305 2726" draw:type="non-primitive" draw:enhanced-path="M 0 0 L 304 2725 N"/>
        </draw:custom-shape>
        <draw:custom-shape draw:style-name="gr222" draw:text-style-name="P4" draw:layer="layout" svg:width="1.142cm" svg:height="5.543cm" svg:x="7.325cm" svg:y="7.995cm">
          <text:p/>
          <draw:enhanced-geometry svg:viewBox="0 0 1037 5028" draw:type="non-primitive" draw:enhanced-path="M 0 0 L 1036 5027 N"/>
        </draw:custom-shape>
        <draw:custom-shape draw:style-name="gr222" draw:text-style-name="P4" draw:layer="layout" svg:width="7.109cm" svg:height="0.758cm" svg:x="4.74cm" svg:y="10.738cm">
          <text:p/>
          <draw:enhanced-geometry svg:viewBox="0 0 6448 689" draw:type="non-primitive" draw:enhanced-path="M 0 0 L 6447 688 N"/>
        </draw:custom-shape>
        <draw:custom-shape draw:style-name="gr222" draw:text-style-name="P4" draw:layer="layout" svg:width="7.192cm" svg:height="2.804cm" svg:x="4.498cm" svg:y="7.594cm">
          <text:p/>
          <draw:enhanced-geometry svg:viewBox="0 0 1091 3781" draw:type="non-primitive" draw:enhanced-path="M 1090 0 L 0 3780 N"/>
        </draw:custom-shape>
        <draw:custom-shape draw:style-name="gr222" draw:text-style-name="P4" draw:layer="layout" svg:width="2.39cm" svg:height="2.597cm" svg:x="4.308cm" svg:y="7.594cm">
          <text:p/>
          <draw:enhanced-geometry svg:viewBox="0 0 1091 3781" draw:type="non-primitive" draw:enhanced-path="M 1090 0 L 0 3780 N"/>
        </draw:custom-shape>
        <draw:custom-shape draw:style-name="gr222" draw:text-style-name="P4" draw:layer="layout" svg:width="3.475cm" svg:height="2.902cm" svg:x="4.524cm" svg:y="11.099cm">
          <text:p/>
          <draw:enhanced-geometry svg:viewBox="0 0 1037 5028" draw:type="non-primitive" draw:enhanced-path="M 0 0 L 1036 5027 N"/>
        </draw:custom-shape>
        <draw:custom-shape draw:style-name="gr222" draw:text-style-name="P4" draw:layer="layout" svg:width="4.075cm" svg:height="0.177cm" svg:x="7.699cm" svg:y="7.223cm">
          <text:p/>
          <draw:enhanced-geometry svg:viewBox="0 0 1091 3781" draw:type="non-primitive" draw:enhanced-path="M 1090 0 L 0 3780 N"/>
        </draw:custom-shape>
        <draw:custom-shape draw:style-name="gr222" draw:text-style-name="P4" draw:layer="layout" svg:width="4.454cm" svg:height="3.594cm" svg:x="7.721cm" svg:y="7.598cm">
          <text:p/>
          <draw:enhanced-geometry svg:viewBox="0 0 1037 5028" draw:type="non-primitive" draw:enhanced-path="M 0 0 L 1036 5027 N"/>
        </draw:custom-shape>
        <draw:custom-shape draw:style-name="gr222" draw:text-style-name="P4" draw:layer="layout" svg:width="3.373cm" svg:height="5.825cm" svg:x="8.718cm" svg:y="7.792cm">
          <text:p/>
          <draw:enhanced-geometry svg:viewBox="0 0 1091 3781" draw:type="non-primitive" draw:enhanced-path="M 1090 0 L 0 3780 N"/>
        </draw:custom-shape>
        <presentation:notes draw:style-name="dp2">
          <draw:custom-shape draw:style-name="gr223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10" draw:layer="layout" svg:width="16.783cm" svg:height="13.3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20" draw:text-style-name="P17" draw:layer="layout" svg:width="19.826cm" svg:height="2.095cm" svg:x="4.432cm" svg:y="0.913cm" presentation:class="title" presentation:user-transformed="true">
          <draw:text-box>
            <text:p text:style-name="P19"><text:span text:style-name="T5">Edge Coloring</text:span></text:p>
          </draw:text-box>
        </draw:frame>
        <draw:custom-shape draw:style-name="gr219" draw:text-style-name="P21" draw:layer="layout" svg:width="1.019cm" svg:height="1.138cm" svg:x="11.99cm" svg:y="10.949cm">
          <text:p text:style-name="P20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6.698cm" svg:y="6.804cm">
          <text:p text:style-name="P20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11.774cm" svg:y="6.804cm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4cm" svg:height="1.137cm" svg:x="7.929cm" svg:y="13.622cm">
          <text:p text:style-name="P20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4" draw:layer="layout" svg:width="1.231cm" svg:height="0.895cm" svg:x="20.906cm" svg:y="6.469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1" draw:layer="layout" svg:width="1.014cm" svg:height="1.138cm" svg:x="3.656cm" svg:y="10.191cm">
          <text:p text:style-name="P20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22" draw:layer="layout" svg:x1="7.325cm" svg:y1="7.99cm" svg:x2="8.467cm" svg:y2="13.533cm">
          <text:p/>
        </draw:line>
        <draw:line draw:style-name="gr221" draw:text-style-name="P22" draw:layer="layout" svg:x1="12.25cm" svg:y1="7.924cm" svg:x2="12.585cm" svg:y2="10.927cm">
          <text:p/>
        </draw:line>
        <draw:line draw:style-name="gr224" draw:text-style-name="P22" draw:layer="layout" svg:x1="8.987cm" svg:y1="14.327cm" svg:x2="12.215cm" svg:y2="11.845cm">
          <text:p/>
        </draw:line>
        <draw:line draw:style-name="gr221" draw:text-style-name="P22" draw:layer="layout" svg:x1="4.74cm" svg:y1="10.738cm" svg:x2="11.849cm" svg:y2="11.496cm">
          <text:p/>
        </draw:line>
        <draw:custom-shape draw:style-name="gr225" draw:text-style-name="P4" draw:layer="layout" svg:width="3.228cm" svg:height="2.417cm" svg:x="8.969cm" svg:y="11.897cm">
          <text:p/>
          <draw:enhanced-geometry svg:viewBox="0 0 2929 2193" draw:type="non-primitive" draw:enhanced-path="M 0 2192 L 2928 0 N"/>
        </draw:custom-shape>
        <draw:custom-shape draw:style-name="gr226" draw:text-style-name="P4" draw:layer="layout" svg:width="0.335cm" svg:height="3.003cm" svg:x="12.25cm" svg:y="7.924cm">
          <text:p/>
          <draw:enhanced-geometry svg:viewBox="0 0 305 2726" draw:type="non-primitive" draw:enhanced-path="M 0 0 L 304 2725 N"/>
        </draw:custom-shape>
        <draw:custom-shape draw:style-name="gr227" draw:text-style-name="P4" draw:layer="layout" svg:width="1.142cm" svg:height="5.543cm" svg:x="7.325cm" svg:y="7.995cm">
          <text:p/>
          <draw:enhanced-geometry svg:viewBox="0 0 1037 5028" draw:type="non-primitive" draw:enhanced-path="M 0 0 L 1036 5027 N"/>
        </draw:custom-shape>
        <draw:custom-shape draw:style-name="gr227" draw:text-style-name="P4" draw:layer="layout" svg:width="7.109cm" svg:height="0.758cm" svg:x="4.74cm" svg:y="10.738cm">
          <text:p/>
          <draw:enhanced-geometry svg:viewBox="0 0 6448 689" draw:type="non-primitive" draw:enhanced-path="M 0 0 L 6447 688 N"/>
        </draw:custom-shape>
        <draw:custom-shape draw:style-name="gr228" draw:text-style-name="P4" draw:layer="layout" svg:width="7.192cm" svg:height="2.804cm" svg:x="4.498cm" svg:y="7.594cm">
          <text:p/>
          <draw:enhanced-geometry svg:viewBox="0 0 1091 3781" draw:type="non-primitive" draw:enhanced-path="M 1090 0 L 0 3780 N"/>
        </draw:custom-shape>
        <draw:custom-shape draw:style-name="gr229" draw:text-style-name="P4" draw:layer="layout" svg:width="2.39cm" svg:height="2.597cm" svg:x="4.308cm" svg:y="7.594cm">
          <text:p/>
          <draw:enhanced-geometry svg:viewBox="0 0 1091 3781" draw:type="non-primitive" draw:enhanced-path="M 1090 0 L 0 3780 N"/>
        </draw:custom-shape>
        <draw:custom-shape draw:style-name="gr226" draw:text-style-name="P4" draw:layer="layout" svg:width="3.475cm" svg:height="2.902cm" svg:x="4.524cm" svg:y="11.099cm">
          <text:p/>
          <draw:enhanced-geometry svg:viewBox="0 0 1037 5028" draw:type="non-primitive" draw:enhanced-path="M 0 0 L 1036 5027 N"/>
        </draw:custom-shape>
        <draw:custom-shape draw:style-name="gr225" draw:text-style-name="P4" draw:layer="layout" svg:width="4.075cm" svg:height="0.177cm" svg:x="7.699cm" svg:y="7.223cm">
          <text:p/>
          <draw:enhanced-geometry svg:viewBox="0 0 1091 3781" draw:type="non-primitive" draw:enhanced-path="M 1090 0 L 0 3780 N"/>
        </draw:custom-shape>
        <draw:custom-shape draw:style-name="gr228" draw:text-style-name="P4" draw:layer="layout" svg:width="4.454cm" svg:height="3.594cm" svg:x="7.721cm" svg:y="7.598cm">
          <text:p/>
          <draw:enhanced-geometry svg:viewBox="0 0 1037 5028" draw:type="non-primitive" draw:enhanced-path="M 0 0 L 1036 5027 N"/>
        </draw:custom-shape>
        <draw:custom-shape draw:style-name="gr229" draw:text-style-name="P4" draw:layer="layout" svg:width="3.373cm" svg:height="5.825cm" svg:x="8.718cm" svg:y="7.792cm">
          <text:p/>
          <draw:enhanced-geometry svg:viewBox="0 0 1091 3781" draw:type="non-primitive" draw:enhanced-path="M 1090 0 L 0 3780 N"/>
        </draw:custom-shape>
        <presentation:notes draw:style-name="dp2">
          <draw:custom-shape draw:style-name="gr223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10" draw:layer="layout" svg:width="16.783cm" svg:height="13.3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20" draw:text-style-name="P17" draw:layer="layout" svg:width="19.826cm" svg:height="2.095cm" svg:x="4.432cm" svg:y="0.913cm" presentation:class="title" presentation:user-transformed="true">
          <draw:text-box>
            <text:p text:style-name="P19"><text:span text:style-name="T5">Edge Coloring</text:span></text:p>
          </draw:text-box>
        </draw:frame>
        <draw:custom-shape draw:style-name="gr219" draw:text-style-name="P21" draw:layer="layout" svg:width="1.019cm" svg:height="1.138cm" svg:x="11.99cm" svg:y="10.949cm">
          <text:p text:style-name="P20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6.698cm" svg:y="6.804cm">
          <text:p text:style-name="P20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11.774cm" svg:y="6.804cm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4cm" svg:height="1.137cm" svg:x="7.929cm" svg:y="13.622cm">
          <text:p text:style-name="P20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4" draw:layer="layout" svg:width="1.231cm" svg:height="0.895cm" svg:x="20.906cm" svg:y="6.469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1" draw:layer="layout" svg:width="1.014cm" svg:height="1.138cm" svg:x="3.656cm" svg:y="10.191cm">
          <text:p text:style-name="P20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22" draw:layer="layout" svg:x1="7.325cm" svg:y1="7.99cm" svg:x2="8.467cm" svg:y2="13.533cm">
          <text:p/>
        </draw:line>
        <draw:line draw:style-name="gr221" draw:text-style-name="P22" draw:layer="layout" svg:x1="12.25cm" svg:y1="7.924cm" svg:x2="12.585cm" svg:y2="10.927cm">
          <text:p/>
        </draw:line>
        <draw:line draw:style-name="gr224" draw:text-style-name="P22" draw:layer="layout" svg:x1="8.987cm" svg:y1="14.327cm" svg:x2="12.215cm" svg:y2="11.845cm">
          <text:p/>
        </draw:line>
        <draw:line draw:style-name="gr221" draw:text-style-name="P22" draw:layer="layout" svg:x1="4.74cm" svg:y1="10.738cm" svg:x2="11.849cm" svg:y2="11.496cm">
          <text:p/>
        </draw:line>
        <draw:custom-shape draw:style-name="gr225" draw:text-style-name="P4" draw:layer="layout" svg:width="3.228cm" svg:height="2.417cm" svg:x="8.969cm" svg:y="11.897cm">
          <text:p/>
          <draw:enhanced-geometry svg:viewBox="0 0 2929 2193" draw:type="non-primitive" draw:enhanced-path="M 0 2192 L 2928 0 N"/>
        </draw:custom-shape>
        <draw:custom-shape draw:style-name="gr226" draw:text-style-name="P4" draw:layer="layout" svg:width="0.335cm" svg:height="3.003cm" svg:x="12.25cm" svg:y="7.924cm">
          <text:p/>
          <draw:enhanced-geometry svg:viewBox="0 0 305 2726" draw:type="non-primitive" draw:enhanced-path="M 0 0 L 304 2725 N"/>
        </draw:custom-shape>
        <draw:custom-shape draw:style-name="gr227" draw:text-style-name="P4" draw:layer="layout" svg:width="1.142cm" svg:height="5.543cm" svg:x="7.325cm" svg:y="7.995cm">
          <text:p/>
          <draw:enhanced-geometry svg:viewBox="0 0 1037 5028" draw:type="non-primitive" draw:enhanced-path="M 0 0 L 1036 5027 N"/>
        </draw:custom-shape>
        <draw:custom-shape draw:style-name="gr227" draw:text-style-name="P4" draw:layer="layout" svg:width="7.109cm" svg:height="0.758cm" svg:x="4.74cm" svg:y="10.738cm">
          <text:p/>
          <draw:enhanced-geometry svg:viewBox="0 0 6448 689" draw:type="non-primitive" draw:enhanced-path="M 0 0 L 6447 688 N"/>
        </draw:custom-shape>
        <draw:custom-shape draw:style-name="gr228" draw:text-style-name="P4" draw:layer="layout" svg:width="7.192cm" svg:height="2.804cm" svg:x="4.498cm" svg:y="7.594cm">
          <text:p/>
          <draw:enhanced-geometry svg:viewBox="0 0 1091 3781" draw:type="non-primitive" draw:enhanced-path="M 1090 0 L 0 3780 N"/>
        </draw:custom-shape>
        <draw:custom-shape draw:style-name="gr229" draw:text-style-name="P4" draw:layer="layout" svg:width="2.39cm" svg:height="2.597cm" svg:x="4.308cm" svg:y="7.594cm">
          <text:p/>
          <draw:enhanced-geometry svg:viewBox="0 0 1091 3781" draw:type="non-primitive" draw:enhanced-path="M 1090 0 L 0 3780 N"/>
        </draw:custom-shape>
        <draw:custom-shape draw:style-name="gr226" draw:text-style-name="P4" draw:layer="layout" svg:width="3.475cm" svg:height="2.902cm" svg:x="4.524cm" svg:y="11.099cm">
          <text:p/>
          <draw:enhanced-geometry svg:viewBox="0 0 1037 5028" draw:type="non-primitive" draw:enhanced-path="M 0 0 L 1036 5027 N"/>
        </draw:custom-shape>
        <draw:custom-shape draw:style-name="gr225" draw:text-style-name="P4" draw:layer="layout" svg:width="4.075cm" svg:height="0.177cm" svg:x="7.699cm" svg:y="7.223cm">
          <text:p/>
          <draw:enhanced-geometry svg:viewBox="0 0 1091 3781" draw:type="non-primitive" draw:enhanced-path="M 1090 0 L 0 3780 N"/>
        </draw:custom-shape>
        <draw:custom-shape draw:style-name="gr228" draw:text-style-name="P4" draw:layer="layout" svg:width="4.454cm" svg:height="3.594cm" svg:x="7.721cm" svg:y="7.598cm">
          <text:p/>
          <draw:enhanced-geometry svg:viewBox="0 0 1037 5028" draw:type="non-primitive" draw:enhanced-path="M 0 0 L 1036 5027 N"/>
        </draw:custom-shape>
        <draw:custom-shape draw:style-name="gr229" draw:text-style-name="P4" draw:layer="layout" svg:width="3.373cm" svg:height="5.825cm" svg:x="8.718cm" svg:y="7.792cm">
          <text:p/>
          <draw:enhanced-geometry svg:viewBox="0 0 1091 3781" draw:type="non-primitive" draw:enhanced-path="M 1090 0 L 0 3780 N"/>
        </draw:custom-shape>
        <draw:custom-shape draw:style-name="gr219" draw:text-style-name="P21" draw:layer="layout" svg:width="1.019cm" svg:height="1.137cm" svg:x="18.3cm" svg:y="6.906cm">
          <text:p text:style-name="P20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" draw:layer="layout" svg:width="10.804cm" svg:height="1.601cm" svg:x="7.501cm" svg:y="5.693cm">
          <text:p/>
          <draw:enhanced-geometry svg:viewBox="0 0 10802 1602" draw:type="non-primitive" draw:enhanced-path="M 10801 1601 C 5401 0 0 1201 0 1201 N"/>
        </draw:custom-shape>
        <draw:custom-shape draw:style-name="gr222" draw:text-style-name="P4" draw:layer="layout" svg:width="10.001cm" svg:height="6.5cm" svg:x="9cm" svg:y="7.999cm">
          <text:p/>
          <draw:enhanced-geometry svg:viewBox="0 0 10001 6501" draw:type="non-primitive" draw:enhanced-path="M 10000 0 C 5500 5000 0 6500 0 6500 N"/>
        </draw:custom-shape>
        <draw:custom-shape draw:style-name="gr222" draw:text-style-name="P4" draw:layer="layout" svg:width="15.001cm" svg:height="10.5cm" svg:x="4cm" svg:y="7.999cm">
          <text:p/>
          <draw:enhanced-geometry svg:viewBox="0 0 15001 10501" draw:type="non-primitive" draw:enhanced-path="M 15000 0 C 11000 10500 1500 8000 1500 8000 L 0 3000 N"/>
        </draw:custom-shape>
        <draw:line draw:style-name="gr230" draw:text-style-name="P22" draw:layer="layout" svg:x1="18.511cm" svg:y1="7.514cm" svg:x2="12.778cm" svg:y2="7.28cm">
          <text:p/>
        </draw:line>
        <draw:line draw:style-name="gr230" draw:text-style-name="P22" draw:layer="layout" svg:x1="18.511cm" svg:y1="7.999cm" svg:x2="12.99cm" svg:y2="11.227cm">
          <text:p/>
        </draw:line>
        <presentation:notes draw:style-name="dp2">
          <draw:custom-shape draw:style-name="gr223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10" draw:layer="layout" svg:width="16.783cm" svg:height="13.3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20" draw:text-style-name="P17" draw:layer="layout" svg:width="19.826cm" svg:height="2.095cm" svg:x="4.432cm" svg:y="0.913cm" presentation:class="title" presentation:user-transformed="true">
          <draw:text-box>
            <text:p text:style-name="P19"><text:span text:style-name="T5">Edge Coloring</text:span></text:p>
          </draw:text-box>
        </draw:frame>
        <draw:custom-shape draw:style-name="gr219" draw:text-style-name="P21" draw:layer="layout" svg:width="1.019cm" svg:height="1.138cm" svg:x="11.99cm" svg:y="10.949cm">
          <text:p text:style-name="P20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6.698cm" svg:y="6.804cm">
          <text:p text:style-name="P20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9cm" svg:height="1.138cm" svg:x="11.774cm" svg:y="6.804cm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draw:layer="layout" svg:width="1.014cm" svg:height="1.137cm" svg:x="7.929cm" svg:y="13.622cm">
          <text:p text:style-name="P20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4" draw:layer="layout" svg:width="1.231cm" svg:height="0.895cm" svg:x="20.906cm" svg:y="6.469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1" draw:layer="layout" svg:width="1.014cm" svg:height="1.138cm" svg:x="3.656cm" svg:y="10.191cm">
          <text:p text:style-name="P20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22" draw:layer="layout" svg:x1="7.325cm" svg:y1="7.99cm" svg:x2="8.467cm" svg:y2="13.533cm">
          <text:p/>
        </draw:line>
        <draw:line draw:style-name="gr221" draw:text-style-name="P22" draw:layer="layout" svg:x1="12.25cm" svg:y1="7.924cm" svg:x2="12.585cm" svg:y2="10.927cm">
          <text:p/>
        </draw:line>
        <draw:line draw:style-name="gr224" draw:text-style-name="P22" draw:layer="layout" svg:x1="8.987cm" svg:y1="14.327cm" svg:x2="12.215cm" svg:y2="11.845cm">
          <text:p/>
        </draw:line>
        <draw:line draw:style-name="gr221" draw:text-style-name="P22" draw:layer="layout" svg:x1="4.74cm" svg:y1="10.738cm" svg:x2="11.849cm" svg:y2="11.496cm">
          <text:p/>
        </draw:line>
        <draw:custom-shape draw:style-name="gr225" draw:text-style-name="P4" draw:layer="layout" svg:width="3.228cm" svg:height="2.417cm" svg:x="8.969cm" svg:y="11.897cm">
          <text:p/>
          <draw:enhanced-geometry svg:viewBox="0 0 2929 2193" draw:type="non-primitive" draw:enhanced-path="M 0 2192 L 2928 0 N"/>
        </draw:custom-shape>
        <draw:custom-shape draw:style-name="gr226" draw:text-style-name="P4" draw:layer="layout" svg:width="0.335cm" svg:height="3.003cm" svg:x="12.25cm" svg:y="7.924cm">
          <text:p/>
          <draw:enhanced-geometry svg:viewBox="0 0 305 2726" draw:type="non-primitive" draw:enhanced-path="M 0 0 L 304 2725 N"/>
        </draw:custom-shape>
        <draw:custom-shape draw:style-name="gr227" draw:text-style-name="P4" draw:layer="layout" svg:width="1.142cm" svg:height="5.543cm" svg:x="7.325cm" svg:y="7.995cm">
          <text:p/>
          <draw:enhanced-geometry svg:viewBox="0 0 1037 5028" draw:type="non-primitive" draw:enhanced-path="M 0 0 L 1036 5027 N"/>
        </draw:custom-shape>
        <draw:custom-shape draw:style-name="gr227" draw:text-style-name="P4" draw:layer="layout" svg:width="7.109cm" svg:height="0.758cm" svg:x="4.74cm" svg:y="10.738cm">
          <text:p/>
          <draw:enhanced-geometry svg:viewBox="0 0 6448 689" draw:type="non-primitive" draw:enhanced-path="M 0 0 L 6447 688 N"/>
        </draw:custom-shape>
        <draw:custom-shape draw:style-name="gr228" draw:text-style-name="P4" draw:layer="layout" svg:width="7.192cm" svg:height="2.804cm" svg:x="4.498cm" svg:y="7.594cm">
          <text:p/>
          <draw:enhanced-geometry svg:viewBox="0 0 1091 3781" draw:type="non-primitive" draw:enhanced-path="M 1090 0 L 0 3780 N"/>
        </draw:custom-shape>
        <draw:custom-shape draw:style-name="gr229" draw:text-style-name="P4" draw:layer="layout" svg:width="2.39cm" svg:height="2.597cm" svg:x="4.308cm" svg:y="7.594cm">
          <text:p/>
          <draw:enhanced-geometry svg:viewBox="0 0 1091 3781" draw:type="non-primitive" draw:enhanced-path="M 1090 0 L 0 3780 N"/>
        </draw:custom-shape>
        <draw:custom-shape draw:style-name="gr226" draw:text-style-name="P4" draw:layer="layout" svg:width="3.475cm" svg:height="2.902cm" svg:x="4.524cm" svg:y="11.099cm">
          <text:p/>
          <draw:enhanced-geometry svg:viewBox="0 0 1037 5028" draw:type="non-primitive" draw:enhanced-path="M 0 0 L 1036 5027 N"/>
        </draw:custom-shape>
        <draw:custom-shape draw:style-name="gr225" draw:text-style-name="P4" draw:layer="layout" svg:width="4.075cm" svg:height="0.177cm" svg:x="7.699cm" svg:y="7.223cm">
          <text:p/>
          <draw:enhanced-geometry svg:viewBox="0 0 1091 3781" draw:type="non-primitive" draw:enhanced-path="M 1090 0 L 0 3780 N"/>
        </draw:custom-shape>
        <draw:custom-shape draw:style-name="gr228" draw:text-style-name="P4" draw:layer="layout" svg:width="4.454cm" svg:height="3.594cm" svg:x="7.721cm" svg:y="7.598cm">
          <text:p/>
          <draw:enhanced-geometry svg:viewBox="0 0 1037 5028" draw:type="non-primitive" draw:enhanced-path="M 0 0 L 1036 5027 N"/>
        </draw:custom-shape>
        <draw:custom-shape draw:style-name="gr229" draw:text-style-name="P4" draw:layer="layout" svg:width="3.373cm" svg:height="5.825cm" svg:x="8.718cm" svg:y="7.792cm">
          <text:p/>
          <draw:enhanced-geometry svg:viewBox="0 0 1091 3781" draw:type="non-primitive" draw:enhanced-path="M 1090 0 L 0 3780 N"/>
        </draw:custom-shape>
        <draw:custom-shape draw:style-name="gr219" draw:text-style-name="P21" draw:layer="layout" svg:width="1.019cm" svg:height="1.137cm" svg:x="18.3cm" svg:y="6.906cm">
          <text:p text:style-name="P20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4" draw:layer="layout" svg:width="10.804cm" svg:height="1.601cm" svg:x="7.501cm" svg:y="5.693cm">
          <text:p/>
          <draw:enhanced-geometry svg:viewBox="0 0 10802 1602" draw:type="non-primitive" draw:enhanced-path="M 10801 1601 C 5401 0 0 1201 0 1201 N"/>
        </draw:custom-shape>
        <draw:custom-shape draw:style-name="gr228" draw:text-style-name="P4" draw:layer="layout" svg:width="10.001cm" svg:height="6.5cm" svg:x="9cm" svg:y="7.999cm">
          <text:p/>
          <draw:enhanced-geometry svg:viewBox="0 0 10001 6501" draw:type="non-primitive" draw:enhanced-path="M 10000 0 C 5500 5000 0 6500 0 6500 N"/>
        </draw:custom-shape>
        <draw:custom-shape draw:style-name="gr225" draw:text-style-name="P4" draw:layer="layout" svg:width="15.001cm" svg:height="10.5cm" svg:x="4cm" svg:y="7.999cm">
          <text:p/>
          <draw:enhanced-geometry svg:viewBox="0 0 15001 10501" draw:type="non-primitive" draw:enhanced-path="M 15000 0 C 11000 10500 1500 8000 1500 8000 L 0 3000 N"/>
        </draw:custom-shape>
        <draw:line draw:style-name="gr231" draw:text-style-name="P22" draw:layer="layout" svg:x1="18.511cm" svg:y1="7.514cm" svg:x2="12.778cm" svg:y2="7.28cm">
          <text:p/>
        </draw:line>
        <draw:line draw:style-name="gr232" draw:text-style-name="P22" draw:layer="layout" svg:x1="18.511cm" svg:y1="7.999cm" svg:x2="12.99cm" svg:y2="11.227cm">
          <text:p/>
        </draw:line>
        <presentation:notes draw:style-name="dp2">
          <draw:custom-shape draw:style-name="gr223" draw:text-style-name="P4" draw:layer="layout" svg:width="13.996cm" svg:height="11.139cm" svg:x="3.497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10" draw:layer="layout" svg:width="16.783cm" svg:height="13.3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6" draw:text-style-name="P4" draw:layer="layout" svg:width="25.197cm" svg:height="3.251cm" svg:x="1.397cm" svg:y="0.961cm" presentation:class="title" presentation:user-transformed="true">
          <draw:text-box>
            <text:p text:style-name="P16"><text:span text:style-name="T12">Construção de tabelas</text:span></text:p>
          </draw:text-box>
        </draw:frame>
        <draw:frame presentation:style-name="pr17" draw:text-style-name="P4" draw:layer="layout" svg:width="25.197cm" svg:height="13.61cm" svg:x="1.397cm" svg:y="4.911cm" presentation:class="outline" presentation:user-transformed="true">
          <draw:text-box>
            <text:list text:style-name="L3">
              <text:list-item>
                <text:p text:style-name="P18"><text:span text:style-name="T5">O novo método permite obter qualquer coloração do grafo completo (ou qualquer tabela para o torneio).</text:span></text:p>
                <text:p xml:id="id32" text:id="id32" text:style-name="P18"><text:span text:style-name="T5"/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4" draw:layer="layout" svg:width="14.843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xercício</text:p>
          </draw:text-box>
        </draw:frame>
        <draw:frame presentation:style-name="pr22" draw:text-style-name="P2" draw:layer="layout" svg:width="25.199cm" svg:height="13.609cm" svg:x="1.4cm" svg:y="4.914cm" presentation:class="outline" presentation:user-transformed="true">
          <draw:text-box>
            <text:p text:style-name="P2">Demonstrar que o método apresentado para colorir as arestas de um grafo completo com número par de vértices sempre funciona.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Arrowheads_20_4" draw:display-name="Arrowheads 4" svg:viewBox="0 0 237 237" svg:d="M119 0l118 237h-237z"/>
    <draw:marker draw:name="msArrowEnd_20_5" draw:display-name="msArrowEnd 5" svg:viewBox="0 0 210 210" svg:d="M105 0l105 210h-210z"/>
    <draw:stroke-dash draw:name="Dash_20_2" draw:display-name="Dash 2" draw:style="round" draw:dots1="1" draw:dots1-length="0.026cm" draw:distance="0.02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meta:creation-date>2009-05-03T15:38:52</meta:creation-date>
    <dc:date>2017-06-01T14:16:59</dc:date>
    <meta:editing-cycles>16</meta:editing-cycles>
    <meta:editing-duration>PT8H27M41S</meta:editing-duration>
    <meta:document-statistic meta:object-count="926"/>
    <meta:user-defined meta:name="Info 1"/>
    <meta:user-defined meta:name="Info 2"/>
    <meta:user-defined meta:name="Info 3"/>
    <meta:user-defined meta:name="Info 4"/>
  </office:meta>
</office:document-meta>
</file>